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T1" style:family="text">
      <style:text-properties officeooo:rsid="00062d88"/>
    </style:style>
    <style:style style:name="gr1" style:family="graphic">
      <style:graphic-properties draw:textarea-horizontal-align="justify" draw:textarea-vertical-align="middle" draw:auto-grow-height="false" fo:min-height="1.337cm" fo:min-width="2.7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048cm" fo:min-width="1.5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993cm" fo:min-width="2.5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235cm" fo:min-width="2.4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337cm" fo:min-width="3.3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048cm" fo:min-width="2.1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none" draw:textarea-horizontal-align="justify" draw:textarea-vertical-align="middle" draw:auto-grow-height="false" fo:min-height="1.293cm" fo:min-width="2.6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861cm" fo:min-width="2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363cm" fo:min-width="2.8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45cm" fo:min-width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1.125cm" fo:min-width="1.6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1.328cm" fo:min-width="2.4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1.482cm" fo:min-width="3.2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1.111cm" fo:min-width="1.0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1.505cm" fo:min-width="3.5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1.291cm" fo:min-width="3.3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1.436cm" fo:min-width="2.6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1.482cm" fo:min-width="2.8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1.164cm" fo:min-width="0.8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1.311cm" fo:min-width="0.9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textarea-horizontal-align="justify" draw:textarea-vertical-align="middle" draw:auto-grow-height="false" fo:min-height="1.744cm" fo:min-width="3.51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svg:width="2.885cm" svg:height="1.482cm" svg:x="6.369cm" svg:y="1.997cm"><text:p>Custom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name="Shape2" draw:style-name="gr2" draw:text-style-name="P1" svg:x1="4.094cm" svg:y1="1.917cm" svg:x2="6.369cm" svg:y2="2.578cm"><text:p/></draw:line><draw:line text:anchor-type="paragraph" draw:z-index="2" draw:name="Shape3" draw:style-name="gr2" draw:text-style-name="P1" svg:x1="9.253cm" svg:y1="2.791cm" svg:x2="11.052cm" svg:y2="2.182cm"><text:p/></draw:line><draw:custom-shape text:anchor-type="paragraph" draw:z-index="3" draw:name="Shape4" draw:style-name="gr3" svg:width="2.197cm" svg:height="1.482cm" svg:x="1.739cm" svg:y="0.912cm"><text:p>customer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5" draw:style-name="gr4" svg:width="3.573cm" svg:height="1.403cm" svg:x="11.079cm" svg:y="1.441cm"><text:p>account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6" draw:style-name="gr2" draw:text-style-name="P1" svg:x1="6.528cm" svg:y1="3.478cm" svg:x2="5.02cm" svg:y2="5.198cm"><text:p/></draw:line><draw:custom-shape text:anchor-type="paragraph" draw:z-index="6" draw:name="Shape7" draw:style-name="gr5" svg:width="3.44cm" svg:height="1.747cm" svg:x="2.559cm" svg:y="5.436cm"><text:p>branch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6" svg:width="3.52cm" svg:height="1.482cm" svg:x="6.184cm" svg:y="9.881cm"><text:p>branc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Shape9" draw:style-name="gr2" draw:text-style-name="P1" svg:x1="3.538cm" svg:y1="10.199cm" svg:x2="6.184cm" svg:y2="10.437cm"><text:p/></draw:line><draw:custom-shape text:anchor-type="paragraph" draw:z-index="9" draw:name="Shape10" draw:style-name="gr7" svg:width="3.043cm" svg:height="1.482cm" svg:x="0.601cm" svg:y="9.802cm"><text:p>branch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name="Shape11" draw:style-name="gr2" draw:text-style-name="P1" svg:x1="9.703cm" svg:y1="10.331cm" svg:x2="12.455cm" svg:y2="10.331cm"><text:p/></draw:line><draw:custom-shape text:anchor-type="paragraph" draw:z-index="11" draw:name="Shape12" draw:style-name="gr8" draw:text-style-name="P2" svg:width="3.731cm" svg:height="1.826cm" svg:x="12.349cm" svg:y="9.6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13" draw:style-name="gr9" svg:width="2.832cm" svg:height="1.218cm" svg:x="13.01cm" svg:y="10.093cm"><text:p>accouunt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" draw:name="Shape15" draw:style-name="gr2" draw:text-style-name="P1" svg:x1="3.247cm" svg:y1="15.57cm" svg:x2="6.528cm" svg:y2="15.888cm"><text:p/></draw:line><draw:line text:anchor-type="paragraph" draw:z-index="14" draw:name="Shape16" draw:style-name="gr2" draw:text-style-name="P1" svg:x1="9.835cm" svg:y1="15.808cm" svg:x2="12.375cm" svg:y2="15.385cm"><text:p/></draw:line><draw:custom-shape text:anchor-type="paragraph" draw:z-index="15" draw:name="Shape14" draw:style-name="gr10" svg:width="3.043cm" svg:height="1.509cm" svg:x="6.687cm" svg:y="15.305cm"><text:p>accou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7" draw:style-name="gr11" svg:width="0.027cm" svg:height="0.451cm" svg:x="8.592cm" svg:y="16.3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8" draw:style-name="gr12" svg:width="2.303cm" svg:height="1.588cm" svg:x="1.184cm" svg:y="15.014cm"><text:p>account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9" draw:style-name="gr13" svg:width="3.493cm" svg:height="1.879cm" svg:x="12.349cm" svg:y="14.776cm"><text:p>branch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9" draw:name="Shape20" draw:style-name="gr14" svg:width="3.387cm" svg:height="1.641cm" svg:x="1.422cm" svg:y="0.621cm"><text:p>custom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21" draw:style-name="gr15" svg:width="2.091cm" svg:height="2.223cm" svg:x="8.195cm" svg:y="0.462cm"><text:p>relatonshi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1" draw:name="Shape22" draw:style-name="gr2" draw:text-style-name="P1" svg:x1="4.808cm" svg:y1="1.653cm" svg:x2="8.195cm" svg:y2="1.6cm"><text:p/></draw:line><draw:line text:anchor-type="paragraph" draw:z-index="22" draw:name="Shape23" draw:style-name="gr2" draw:text-style-name="P1" svg:x1="10.285cm" svg:y1="1.547cm" svg:x2="12.719cm" svg:y2="1.494cm"><text:p/></draw:line><draw:custom-shape text:anchor-type="paragraph" draw:z-index="23" draw:name="Shape24" draw:style-name="gr16" svg:width="3.705cm" svg:height="1.668cm" svg:x="12.719cm" svg:y="0.674cm"><text:p>branc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custom-shape text:anchor-type="paragraph" draw:z-index="24" draw:name="Shape25" draw:style-name="gr17" svg:width="3.467cm" svg:height="1.43cm" svg:x="1.369cm" svg:y="3.272cm"><text:p>branc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text:tab/><text:tab/><text:span text:style-name="T1">1<text:tab/><text:tab/>1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8" draw:name="Shape29" draw:style-name="gr21" svg:width="1.853cm" svg:height="2.62cm" svg:x="8.989cm" svg:y="0.219cm"><text:p>relationshi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9" draw:name="Shape30" draw:style-name="gr22" svg:width="3.705cm" svg:height="1.932cm" svg:x="12.614cm" svg:y="0.483cm"><text:p>accou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text:tab/><text:tab/><text:tab/><text:tab/><text:tab/><text:tab/><text:tab/><text:span text:style-name="T1">1<text:tab/><text:tab/>M</text:span></text:p>
      <text:p text:style-name="Standard"><draw:line text:anchor-type="paragraph" draw:z-index="31" draw:name="Shape32" draw:style-name="gr2" draw:text-style-name="P1" svg:x1="10.841cm" svg:y1="0.541cm" svg:x2="12.614cm" svg:y2="0.462cm"><text:p/></draw:line></text:p>
      <text:p text:style-name="Standard"><draw:line text:anchor-type="paragraph" draw:z-index="30" draw:name="Shape31" draw:style-name="gr2" draw:text-style-name="P1" svg:x1="4.835cm" svg:y1="0.054cm" svg:x2="8.989cm" svg:y2="0.028cm"><text:p/></draw:line></text:p>
      <text:p text:style-name="Standard"><text:soft-page-break/></text:p>
      <text:p text:style-name="Standard"><draw:custom-shape text:anchor-type="paragraph" draw:z-index="27" draw:name="Shape28" draw:style-name="gr20" svg:width="1.615cm" svg:height="2.329cm" svg:x="8.698cm" svg:y="0.254cm"><text:p>relationshi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custom-shape text:anchor-type="paragraph" draw:z-index="25" draw:name="Shape26" draw:style-name="gr18" svg:width="2.832cm" svg:height="1.588cm" svg:x="2.163cm" svg:y="0.085cm"><text:p>custom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27" draw:style-name="gr19" svg:width="3.043cm" svg:height="1.641cm" svg:x="12.931cm" svg:y="0.191cm"><text:p>accou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2" draw:name="Shape33" draw:style-name="gr2" draw:text-style-name="P1" svg:x1="4.994cm" svg:y1="1.037cm" svg:x2="8.698cm" svg:y2="0.878cm"><text:p/></draw:line><draw:line text:anchor-type="paragraph" draw:z-index="33" draw:name="Shape34" draw:style-name="gr2" draw:text-style-name="P1" svg:x1="10.312cm" svg:y1="1.037cm" svg:x2="12.931cm" svg:y2="1.037cm"><text:p/></draw:line></text:p>
      <text:p text:style-name="Standard"><text:tab/><text:tab/><text:tab/><text:tab/><text:tab/><text:tab/> <text:s text:c="8"/><text:span text:style-name="T1">1<text:tab/><text:tab/><text:tab/>M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4:53:29.295560653</meta:creation-date>
    <dc:date>2017-12-15T14:59:59.722929458</dc:date>
    <meta:editing-duration>PT6M31S</meta:editing-duration>
    <meta:editing-cycles>1</meta:editing-cycles>
    <meta:document-statistic meta:table-count="0" meta:image-count="0" meta:object-count="0" meta:page-count="2" meta:paragraph-count="3" meta:word-count="6" meta:character-count="41" meta:non-whitespace-character-count="6"/>
    <meta:generator>LibreOffice/5.3.1.2$Linux_X86_64 LibreOffice_project/30m0$Build-2</meta:generator>
  </office:meta>
</office:document-meta>
</file>